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officeooo:rsid="000a85b1" officeooo:paragraph-rsid="000a85b1"/>
    </style:style>
    <style:style style:name="P2" style:family="paragraph" style:parent-style-name="Standard" style:list-style-name="L2">
      <style:text-properties officeooo:rsid="000b5e2a" officeooo:paragraph-rsid="000b5e2a"/>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3704059047869452" text:style-name="L2">
        <text:list-item>
          <text:p text:style-name="P1">For the best and average cases, it has a lower big O, O(n log(n)) for both best and average, compared to O(n) best and O(n<text:span text:style-name="T1">2</text:span><text:span text:style-name="T2">)</text:span> average for insertion sort and O(n<text:span text:style-name="T1">2</text:span><text:span text:style-name="T2">)</text:span> for best and average for selection sort.</text:p>
        </text:list-item>
        <text:list-item>
          <text:p text:style-name="P1">Best: O(n log(n))<text:tab/>Average: O(n log(n))<text:tab/><text:tab/>Worst: O(n<text:span text:style-name="T1">2</text:span><text:span text:style-name="T2">)</text:span></text:p>
        </text:list-item>
        <text:list-item>
          <text:p text:style-name="P2"><text:span text:style-name="T2">It is a divide and conquer approach.</text:span></text:p>
        </text:list-item>
        <text:list-item>
          <text:p text:style-name="P2"><text:span text:style-name="T2">f should be 0, and g should be 31.</text:span></text:p>
        </text:list-item>
        <text:list-item>
          <text:p text:style-name="P2"><text:span text:style-name="T2">Each recursion divides the array into 2 partitions, so each time it's run the array would be split i half, then in quarters, eighths, sixteenths, etc.</text:span></text:p>
        </text:list-item>
        <text:list-item>
          <text:p text:style-name="P2"><text:span text:style-name="T2">The pivot value is used to separate the array into two through while loops that ensure that any numbers below the pivot index are less than the pivot index's value, and any values greater than the pivot index's value are above the index. When this is true, it takes the array and splits it at the pivot index.</text:span></text:p>
        </text:list-item>
        <text:list-item>
          <text:p text:style-name="P2"><text:span text:style-name="T2">By taking the number value of the array at the pivot index.</text:span></text:p>
        </text:list-item>
        <text:list-item>
          <text:p text:style-name="P2"><text:span text:style-name="T2">if (left &gt;= right) return;</text:span></text:p>
          <text:p text:style-name="P2"><text:span text:style-name="T2">sort(a, left, j);</text:span></text:p>
          <text:p text:style-name="P2"><text:span text:style-name="T2">sort(a, k, right);</text:span></text:p>
        </text:list-item>
        <text:list-item>
          <text:p text:style-name="P2"><text:span text:style-name="T2">the numbers at index 1 and 7, the numbers 7 and 5 get interchanged fir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0:55:08.853789398</meta:creation-date>
    <meta:generator>LibreOffice/5.1.6.2$Linux_X86_64 LibreOffice_project/10m0$Build-2</meta:generator>
    <dc:date>2017-04-18T11:07:37.797935311</dc:date>
    <meta:editing-duration>PT12M28S</meta:editing-duration>
    <meta:editing-cycles>3</meta:editing-cycles>
    <meta:document-statistic meta:table-count="0" meta:image-count="0" meta:object-count="0" meta:page-count="1" meta:paragraph-count="11" meta:word-count="193" meta:character-count="994" meta:non-whitespace-character-count="820"/>
  </office:meta>
</office:document-meta>
</file>